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Helvetica" svg:font-family="Helvetica" style:font-family-generic="swiss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1.8118in"/>
    </style:style>
    <style:style style:name="co4" style:family="table-column">
      <style:table-column-properties fo:break-before="auto" style:column-width="0.9799in"/>
    </style:style>
    <style:style style:name="co5" style:family="table-column">
      <style:table-column-properties fo:break-before="auto" style:column-width="1.5055in"/>
    </style:style>
    <style:style style:name="co6" style:family="table-column">
      <style:table-column-properties fo:break-before="auto" style:column-width="1.4071in"/>
    </style:style>
    <style:style style:name="co7" style:family="table-column">
      <style:table-column-properties fo:break-before="auto" style:column-width="1.2583in"/>
    </style:style>
    <style:style style:name="co8" style:family="table-column">
      <style:table-column-properties fo:break-before="auto" style:column-width="1.9138in"/>
    </style:style>
    <style:style style:name="co9" style:family="table-column">
      <style:table-column-properties fo:break-before="auto" style:column-width="1.7228in"/>
    </style:style>
    <style:style style:name="co10" style:family="table-column">
      <style:table-column-properties fo:break-before="auto" style:column-width="1.3047in"/>
    </style:style>
    <style:style style:name="co11" style:family="table-column">
      <style:table-column-properties fo:break-before="auto" style:column-width="1.5189in"/>
    </style:style>
    <style:style style:name="co12" style:family="table-column">
      <style:table-column-properties fo:break-before="auto" style:column-width="0.9335in"/>
    </style:style>
    <style:style style:name="co13" style:family="table-column">
      <style:table-column-properties fo:break-before="auto" style:column-width="1.6398in"/>
    </style:style>
    <style:style style:name="co14" style:family="table-column">
      <style:table-column-properties fo:break-before="auto" style:column-width="1.4165in"/>
    </style:style>
    <style:style style:name="co15" style:family="table-column">
      <style:table-column-properties fo:break-before="auto" style:column-width="1.528in"/>
    </style:style>
    <style:style style:name="co16" style:family="table-column">
      <style:table-column-properties fo:break-before="auto" style:column-width="1.1563in"/>
    </style:style>
    <style:style style:name="co17" style:family="table-column">
      <style:table-column-properties fo:break-before="auto" style:column-width="1.4909in"/>
    </style:style>
    <style:style style:name="co18" style:family="table-column">
      <style:table-column-properties fo:break-before="auto" style:column-width="1.1098in"/>
    </style:style>
    <style:style style:name="co19" style:family="table-column">
      <style:table-column-properties fo:break-before="auto" style:column-width="1.5654in"/>
    </style:style>
    <style:style style:name="co20" style:family="table-column">
      <style:table-column-properties fo:break-before="auto" style:column-width="2.2063in"/>
    </style:style>
    <style:style style:name="co21" style:family="table-column">
      <style:table-column-properties fo:break-before="auto" style:column-width="2.8201in"/>
    </style:style>
    <style:style style:name="co22" style:family="table-column">
      <style:table-column-properties fo:break-before="auto" style:column-width="1.4634in"/>
    </style:style>
    <style:style style:name="co23" style:family="table-column">
      <style:table-column-properties fo:break-before="auto" style:column-width="1.5425in"/>
    </style:style>
    <style:style style:name="co24" style:family="table-column">
      <style:table-column-properties fo:break-before="auto" style:column-width="1.6819in"/>
    </style:style>
    <style:style style:name="co25" style:family="table-column">
      <style:table-column-properties fo:break-before="auto" style:column-width="0.7193in"/>
    </style:style>
    <style:style style:name="co26" style:family="table-column">
      <style:table-column-properties fo:break-before="auto" style:column-width="0.7472in"/>
    </style:style>
    <style:style style:name="co27" style:family="table-column">
      <style:table-column-properties fo:break-before="auto" style:column-width="0.7563in"/>
    </style:style>
    <style:style style:name="ro1" style:family="table-row">
      <style:table-row-properties style:row-height="0.1654in" fo:break-before="auto" style:use-optimal-row-height="true"/>
    </style:style>
    <style:style style:name="ro2" style:family="table-row">
      <style:table-row-properties style:row-height="0.1709in" fo:break-before="auto" style:use-optimal-row-height="true"/>
    </style:style>
    <style:style style:name="ro3" style:family="table-row">
      <style:table-row-properties style:row-height="0.4957in" fo:break-before="auto" style:use-optimal-row-height="false"/>
    </style:style>
    <style:style style:name="ro4" style:family="table-row">
      <style:table-row-properties style:row-height="0.6311in" fo:break-before="auto" style:use-optimal-row-height="true"/>
    </style:style>
    <style:style style:name="ro5" style:family="table-row">
      <style:table-row-properties style:row-height="0.1984in" fo:break-before="auto" style:use-optimal-row-height="true"/>
    </style:style>
    <style:style style:name="ro6" style:family="table-row">
      <style:table-row-properties style:row-height="0.1819in" fo:break-before="auto" style:use-optimal-row-height="true"/>
    </style:style>
    <style:style style:name="ro7" style:family="table-row">
      <style:table-row-properties style:row-height="0.3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6000" number:language="en" number:country="US">
      <number:number number:min-integer-digits="1"/>
    </number:number-style>
    <style:style style:name="ce1" style:family="table-cell" style:parent-style-name="Default">
      <style:table-cell-properties fo:border="0.0008in solid #000000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 style:data-style-name="N116">
      <style:table-cell-properties style:text-align-source="fix" style:repeat-content="false" fo:border="0.0008in solid #000000"/>
      <style:paragraph-properties fo:text-align="center" fo:margin-left="0in"/>
    </style:style>
    <style:style style:name="ce4" style:family="table-cell" style:parent-style-name="Default">
      <style:table-cell-properties fo:background-color="#999999" style:text-align-source="fix" style:repeat-content="false" fo:border="0.0008in solid #000000"/>
      <style:paragraph-properties fo:text-align="center" fo:margin-left="0in"/>
    </style:style>
    <style:style style:name="ce5" style:family="table-cell" style:parent-style-name="Default">
      <style:table-cell-properties fo:background-color="#808080" style:text-align-source="fix" style:repeat-content="false" fo:border="0.0008in solid #000000"/>
      <style:paragraph-properties fo:text-align="center" fo:margin-left="0in"/>
    </style:style>
    <style:style style:name="ce6" style:family="table-cell" style:parent-style-name="Default">
      <style:text-properties style:use-window-font-color="true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4c4c4c" style:text-align-source="fix" style:repeat-content="false" fo:border="0.0008in solid #00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</style:style>
    <style:style style:name="ce10" style:family="table-cell" style:parent-style-name="Default">
      <style:table-cell-properties fo:wrap-option="wrap" fo:border="0.0008in solid #000000"/>
      <style:text-properties style:font-name="Arial" style:font-name-asian="Arial Unicode MS" style:font-name-complex="Arial Unicode MS"/>
    </style:style>
    <style:style style:name="ce11" style:family="table-cell" style:parent-style-name="Default">
      <style:table-cell-properties fo:border="0.0138in solid #d5d5d5"/>
      <style:text-properties style:use-window-font-color="true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style-asian="normal" style:font-weight-asian="normal" style:font-name-complex="Monaco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style-asian="normal" style:font-weight-asian="normal" style:font-name-complex="Monaco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use-window-font-color="true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font-name="Monaco" fo:font-size="11pt" fo:language="en" fo:country="US" style:font-name-asian="Monaco" style:font-size-asian="11pt" style:language-asian="en" style:country-asian="US" style:font-name-complex="Monaco" style:font-size-complex="6.25pt" style:language-complex="en" style:country-complex="US"/>
    </style:style>
    <style:style style:name="ce18" style:family="table-cell" style:parent-style-name="Default" style:data-style-name="N116">
      <style:table-cell-properties style:text-align-source="fix" style:repeat-content="false" fo:border="0.0008in solid #000000"/>
      <style:paragraph-properties fo:text-align="center" fo:margin-left="0in"/>
      <style:text-properties style:font-name-complex="Monaco"/>
    </style:style>
    <style:style style:name="ce1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color="#008080"/>
    </style:style>
    <style:style style:name="ce20" style:family="table-cell" style:parent-style-name="Default">
      <style:table-cell-properties fo:background-color="#660066" style:text-align-source="fix" style:repeat-content="false" fo:border="none"/>
      <style:paragraph-properties fo:text-align="center" fo:margin-left="0in"/>
    </style:style>
    <style:style style:name="ce21" style:family="table-cell" style:parent-style-name="Default">
      <style:table-cell-properties fo:background-color="#660066" style:text-align-source="fix" style:repeat-content="false" fo:border="0.0008in solid #000000"/>
      <style:paragraph-properties fo:text-align="center" fo:margin-left="0in"/>
    </style:style>
    <style:style style:name="ce22" style:family="table-cell" style:parent-style-name="Default">
      <style:table-cell-properties fo:background-color="#660066" style:text-align-source="fix" style:repeat-content="false" fo:border="none" style:vertical-align="middle"/>
      <style:paragraph-properties fo:text-align="center" fo:margin-left="0in"/>
    </style:style>
    <style:style style:name="ce23" style:family="table-cell" style:parent-style-name="Default">
      <style:table-cell-properties fo:border-bottom="none" fo:background-color="#660066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24" style:family="table-cell" style:parent-style-name="Default">
      <style:table-cell-properties fo:border-bottom="none" fo:background-color="#660066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25" style:family="table-cell" style:parent-style-name="Default">
      <style:table-cell-properties fo:border-bottom="0.0008in solid #000000" fo:background-color="#660066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26" style:family="table-cell" style:parent-style-name="Default">
      <style:table-cell-properties fo:border="0.0008in solid #000000"/>
      <style:text-properties fo:color="#008080"/>
    </style:style>
    <style:style style:name="ce27" style:family="table-cell" style:parent-style-name="Default" style:data-style-name="N16000">
      <style:table-cell-properties style:text-align-source="fix" style:repeat-content="false" fo:border="0.0008in solid #000000"/>
      <style:paragraph-properties fo:text-align="center" fo:margin-left="0in"/>
    </style:style>
    <style:style style:name="ce28" style:family="table-cell" style:parent-style-name="Default" style:data-style-name="N16116">
      <style:table-cell-properties style:text-align-source="fix" style:repeat-content="false" fo:border="0.0008in solid #000000"/>
      <style:paragraph-properties fo:text-align="center" fo:margin-left="0in"/>
    </style:style>
    <style:style style:name="T1" style:family="text">
      <style:text-properties style:font-name="Arial" style:font-name-asian="Arial Unicode MS" style:font-name-complex="Arial Unicode MS"/>
    </style:style>
    <style:style style:name="T2" style:family="text">
      <style:text-properties style:font-name-complex="Monaco"/>
    </style:style>
    <style:style style:name="T3" style:family="text">
      <style:text-properties style:font-name="F" fo:font-size="12pt"/>
    </style:style>
  </office:automatic-styles>
  <office:body>
    <office:spreadsheet>
      <table:table table:name="20170316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2"/>
        <table:table-column table:style-name="co7" table:default-cell-style-name="ce2"/>
        <table:table-column table:style-name="co8" table:default-cell-style-name="Default"/>
        <table:table-row table:style-name="ro1" table:number-rows-repeated="4">
          <table:table-cell table:number-columns-repeated="5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ce1"/>
          <table:table-cell table:style-name="ce2" office:value-type="string">
            <text:p>FI 1</text:p>
          </table:table-cell>
          <table:table-cell table:style-name="ce2" office:value-type="string">
            <text:p>FI 2</text:p>
          </table:table-cell>
          <table:table-cell office:value-type="string">
            <text:p>FI 3</text:p>
          </table:table-cell>
          <table:table-cell office:value-type="string">
            <text:p>FI 4</text:p>
          </table:table-cell>
          <table:table-cell office:value-type="string">
            <text:p>FI 5</text:p>
          </table:table-cell>
          <table:table-cell table:style-name="ce1" office:value-type="string">
            <text:p>Comments</text:p>
          </table:table-cell>
        </table:table-row>
        <table:table-row table:style-name="ro2">
          <table:table-cell table:number-columns-repeated="2"/>
          <table:table-cell table:style-name="ce2" office:value-type="string">
            <text:p>information.gain</text:p>
          </table:table-cell>
          <table:table-cell table:style-name="ce3" office:value-type="string">
            <text:p>platform</text:p>
          </table:table-cell>
          <table:table-cell table:style-name="ce4" office:value-type="string">
            <text:p>isFeedNadlan</text:p>
          </table:table-cell>
          <table:table-cell office:value-type="string">
            <text:p>MobileDeviceInfo</text:p>
          </table:table-cell>
          <table:table-cell office:value-type="string">
            <text:p>isNadlanRoomsFilter</text:p>
          </table:table-cell>
          <table:table-cell office:value-type="string">
            <text:p>VisitNumberGroup</text:p>
          </table:table-cell>
          <table:table-cell table:style-name="ce1"/>
        </table:table-row>
        <table:table-row table:style-name="ro1">
          <table:table-cell table:number-columns-repeated="2"/>
          <table:table-cell table:style-name="ce2"/>
          <table:table-cell table:style-name="ce3" office:value-type="float" office:value="0.392141231">
            <text:p>0.392</text:p>
          </table:table-cell>
          <table:table-cell table:style-name="ce3" office:value-type="float" office:value="0.389884433">
            <text:p>0.390</text:p>
          </table:table-cell>
          <table:table-cell table:style-name="ce3" office:value-type="float" office:value="0.284889852">
            <text:p>0.285</text:p>
          </table:table-cell>
          <table:table-cell table:style-name="ce3" office:value-type="float" office:value="0.094845789">
            <text:p>0.095</text:p>
          </table:table-cell>
          <table:table-cell table:style-name="ce3" office:value-type="float" office:value="0.086947047">
            <text:p>0.087</text:p>
          </table:table-cell>
          <table:table-cell table:style-name="ce1"/>
        </table:table-row>
        <table:table-row table:style-name="ro3">
          <table:table-cell table:number-columns-repeated="2"/>
          <table:table-cell table:style-name="ce2" office:value-type="string">
            <text:p>gain.ratio</text:p>
          </table:table-cell>
          <table:table-cell table:style-name="ce4" office:value-type="string">
            <text:p>isFeedNadlan</text:p>
          </table:table-cell>
          <table:table-cell table:style-name="ce2" office:value-type="string">
            <text:p>platform</text:p>
          </table:table-cell>
          <table:table-cell office:value-type="string">
            <text:p>isNadlanRoomsFilter</text:p>
          </table:table-cell>
          <table:table-cell office:value-type="string">
            <text:p>isNadlanPriceFilter</text:p>
          </table:table-cell>
          <table:table-cell office:value-type="string">
            <text:p>visitNumber</text:p>
          </table:table-cell>
          <table:table-cell table:style-name="ce1"/>
        </table:table-row>
        <table:table-row table:style-name="ro1">
          <table:table-cell table:number-columns-repeated="2"/>
          <table:table-cell table:style-name="ce2"/>
          <table:table-cell table:style-name="ce2" office:value-type="float" office:value="0.569">
            <text:p>0.569</text:p>
          </table:table-cell>
          <table:table-cell table:style-name="ce2" office:value-type="float" office:value="0.326">
            <text:p>0.326</text:p>
          </table:table-cell>
          <table:table-cell office:value-type="float" office:value="0.162">
            <text:p>0.162</text:p>
          </table:table-cell>
          <table:table-cell office:value-type="float" office:value="0.115">
            <text:p>0.115</text:p>
          </table:table-cell>
          <table:table-cell office:value-type="float" office:value="0.108">
            <text:p>0.108</text:p>
          </table:table-cell>
          <table:table-cell table:style-name="ce1"/>
        </table:table-row>
        <table:table-row table:style-name="ro2">
          <table:table-cell table:number-columns-repeated="2"/>
          <table:table-cell table:style-name="ce2" office:value-type="string">
            <text:p>weightsChi</text:p>
          </table:table-cell>
          <table:table-cell table:style-name="ce5" office:value-type="string">
            <text:p>isFeedNadlan</text:p>
          </table:table-cell>
          <table:table-cell table:style-name="ce2" office:value-type="string">
            <text:p>platform</text:p>
          </table:table-cell>
          <table:table-cell office:value-type="string">
            <text:p>isNadlanRoomsFilter</text:p>
          </table:table-cell>
          <table:table-cell office:value-type="string">
            <text:p>MobileDeviceInfo</text:p>
          </table:table-cell>
          <table:table-cell office:value-type="string">
            <text:p>visitNumber</text:p>
          </table:table-cell>
          <table:table-cell table:style-name="ce1"/>
        </table:table-row>
        <table:table-row table:style-name="ro1">
          <table:table-cell table:number-columns-repeated="2"/>
          <table:table-cell table:style-name="ce2"/>
          <table:table-cell table:style-name="ce2" office:value-type="float" office:value="0.78">
            <text:p>0.78</text:p>
          </table:table-cell>
          <table:table-cell table:style-name="ce2" office:value-type="float" office:value="0.449">
            <text:p>0.449</text:p>
          </table:table-cell>
          <table:table-cell office:value-type="float" office:value="0.414">
            <text:p>0.414</text:p>
          </table:table-cell>
          <table:table-cell office:value-type="float" office:value="0.38">
            <text:p>0.38</text:p>
          </table:table-cell>
          <table:table-cell office:value-type="float" office:value="0.37">
            <text:p>0.37</text:p>
          </table:table-cell>
          <table:table-cell table:style-name="ce1"/>
        </table:table-row>
        <table:table-row table:style-name="ro2">
          <table:table-cell table:number-columns-repeated="2"/>
          <table:table-cell table:style-name="ce2" office:value-type="string">
            <text:p>randomForest.Importance</text:p>
          </table:table-cell>
          <table:table-cell table:style-name="ce2" office:value-type="string">
            <text:p>platform</text:p>
          </table:table-cell>
          <table:table-cell table:style-name="ce2" office:value-type="string">
            <text:p>isNadlanRoomsFilter</text:p>
          </table:table-cell>
          <table:table-cell office:value-type="string">
            <text:p>VisitNumberGroup</text:p>
          </table:table-cell>
          <table:table-cell office:value-type="string">
            <text:p>AccumAvgpageviews</text:p>
          </table:table-cell>
          <table:table-cell office:value-type="string">
            <text:p>Hour</text:p>
          </table:table-cell>
          <table:table-cell table:style-name="ce1"/>
        </table:table-row>
        <table:table-row table:style-name="ro4">
          <table:table-cell table:number-columns-repeated="2"/>
          <table:table-cell table:style-name="ce1"/>
          <table:table-cell table:style-name="ce2" office:value-type="float" office:value="373.14">
            <text:p>373.14</text:p>
          </table:table-cell>
          <table:table-cell table:style-name="ce2" office:value-type="float" office:value="58.808">
            <text:p>58.808</text:p>
          </table:table-cell>
          <table:table-cell office:value-type="float" office:value="56.985">
            <text:p>56.985</text:p>
          </table:table-cell>
          <table:table-cell office:value-type="float" office:value="56.171">
            <text:p>56.171</text:p>
          </table:table-cell>
          <table:table-cell table:style-name="ce9" office:value-type="float" office:value="47.003">
            <text:p>47.003</text:p>
          </table:table-cell>
          <table:table-cell table:style-name="ce10" office:value-type="string">
            <text:p>1. MobileDeviceInfo has more than 53 values. </text:p>
            <text:p><text:span text:style-name="T1">2. IsFeedNadlan is not part of this model</text:span></text:p>
          </table:table-cell>
        </table:table-row>
        <table:table-row table:style-name="ro1">
          <table:table-cell table:number-columns-repeated="5"/>
          <table:table-cell table:style-name="ce7"/>
          <table:table-cell table:style-name="Default" table:number-columns-repeated="2"/>
          <table:table-cell/>
        </table:table-row>
        <table:table-row table:style-name="ro1" table:number-rows-repeated="2">
          <table:table-cell table:number-columns-repeated="5"/>
          <table:table-cell table:style-name="Default" table:number-columns-repeated="3"/>
          <table:table-cell/>
        </table:table-row>
        <table:table-row table:style-name="ro5">
          <table:table-cell table:number-columns-repeated="3"/>
          <table:table-cell table:style-name="ce6" office:value-type="string">
            <text:p>    0   1 class.error</text:p>
          </table:table-cell>
          <table:table-cell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/>
        </table:table-row>
        <table:table-row table:style-name="ro5">
          <table:table-cell table:number-columns-repeated="3"/>
          <table:table-cell table:style-name="ce6" office:value-type="string">
            <text:p>0 753   2 0.002649007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753">
            <text:p>753</text:p>
          </table:table-cell>
          <table:table-cell office:value-type="float" office:value="2">
            <text:p>2</text:p>
          </table:table-cell>
          <table:table-cell/>
        </table:table-row>
        <table:table-row table:style-name="ro5">
          <table:table-cell table:number-columns-repeated="3"/>
          <table:table-cell table:style-name="ce6" office:value-type="string">
            <text:p>1  90 665 0.119205298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665">
            <text:p>665</text:p>
          </table:table-cell>
          <table:table-cell/>
        </table:table-row>
      </table:table>
      <table:table table:name="20170322" table:style-name="ta1" table:print="false">
        <table:table-column table:style-name="co1" table:number-columns-repeated="2" table:default-cell-style-name="Default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" table:default-cell-style-name="ce1"/>
        <table:table-row table:style-name="ro1" table:number-rows-repeated="2">
          <table:table-cell table:number-columns-repeated="2"/>
          <table:table-cell table:style-name="Default" table:number-columns-repeated="7"/>
        </table:table-row>
        <table:table-row table:style-name="ro1">
          <table:table-cell table:number-columns-repeated="2"/>
          <table:table-cell table:style-name="ce1"/>
          <table:table-cell office:value-type="string">
            <text:p>FI 1</text:p>
          </table:table-cell>
          <table:table-cell office:value-type="string">
            <text:p>FI 2</text:p>
          </table:table-cell>
          <table:table-cell office:value-type="string">
            <text:p>FI 3</text:p>
          </table:table-cell>
          <table:table-cell office:value-type="string">
            <text:p>FI 4</text:p>
          </table:table-cell>
          <table:table-cell office:value-type="string">
            <text:p>FI 5</text:p>
          </table:table-cell>
          <table:table-cell office:value-type="string">
            <text:p>Comments</text:p>
          </table:table-cell>
        </table:table-row>
        <table:table-row table:style-name="ro2">
          <table:table-cell table:number-columns-repeated="2"/>
          <table:table-cell office:value-type="string">
            <text:p>information.gain</text:p>
          </table:table-cell>
          <table:table-cell office:value-type="string">
            <text:p>VisitNumberGroup </text:p>
          </table:table-cell>
          <table:table-cell office:value-type="string">
            <text:p><text:s/>MobileDeviceManuf </text:p>
          </table:table-cell>
          <table:table-cell office:value-type="string">
            <text:p><text:s/>isFeedCar </text:p>
          </table:table-cell>
          <table:table-cell office:value-type="string">
            <text:p><text:s text:c="4"/>AccumAvgpageviews </text:p>
          </table:table-cell>
          <table:table-cell office:value-type="string">
            <text:p><text:s/>platform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95992317">
            <text:p>0.095992317</text:p>
          </table:table-cell>
          <table:table-cell office:value-type="float" office:value="0.082360099">
            <text:p>0.082360099</text:p>
          </table:table-cell>
          <table:table-cell office:value-type="float" office:value="0.080333939">
            <text:p>0.080333939</text:p>
          </table:table-cell>
          <table:table-cell office:value-type="float" office:value="0.073460512">
            <text:p>0.073460512</text:p>
          </table:table-cell>
          <table:table-cell office:value-type="float" office:value="0.073149689">
            <text:p>0.073149689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gain.ratio</text:p>
          </table:table-cell>
          <table:table-cell office:value-type="string">
            <text:p>isFeedCar </text:p>
          </table:table-cell>
          <table:table-cell office:value-type="string">
            <text:p><text:s/>campaign </text:p>
          </table:table-cell>
          <table:table-cell office:value-type="string">
            <text:p><text:s/>platform </text:p>
          </table:table-cell>
          <table:table-cell office:value-type="string">
            <text:p><text:s/>AccumAvgpageviews </text:p>
          </table:table-cell>
          <table:table-cell office:value-type="string">
            <text:p><text:s text:c="4"/>Source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213934063">
            <text:p>0.213934063</text:p>
          </table:table-cell>
          <table:table-cell office:value-type="float" office:value="0.139210825">
            <text:p>0.139210825</text:p>
          </table:table-cell>
          <table:table-cell office:value-type="float" office:value="0.125875744">
            <text:p>0.125875744</text:p>
          </table:table-cell>
          <table:table-cell office:value-type="float" office:value="0.09670483">
            <text:p>0.09670483</text:p>
          </table:table-cell>
          <table:table-cell office:value-type="float" office:value="0.068078928">
            <text:p>0.068078928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weightsChi</text:p>
          </table:table-cell>
          <table:table-cell office:value-type="string">
            <text:p>isFeedCar </text:p>
          </table:table-cell>
          <table:table-cell office:value-type="string">
            <text:p><text:s/>AccumAvgpageviews </text:p>
          </table:table-cell>
          <table:table-cell office:value-type="string">
            <text:p><text:s/>platform </text:p>
          </table:table-cell>
          <table:table-cell office:value-type="string">
            <text:p><text:s/>AccumAvgTimeonSite </text:p>
          </table:table-cell>
          <table:table-cell office:value-type="string">
            <text:p><text:s text:c="4"/>VisitNumberGroup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38267805">
            <text:p>0.38267805</text:p>
          </table:table-cell>
          <table:table-cell office:value-type="float" office:value="0.27281864">
            <text:p>0.27281864</text:p>
          </table:table-cell>
          <table:table-cell office:value-type="float" office:value="0.24792635">
            <text:p>0.24792635</text:p>
          </table:table-cell>
          <table:table-cell office:value-type="float" office:value="0.21959474">
            <text:p>0.21959474</text:p>
          </table:table-cell>
          <table:table-cell office:value-type="float" office:value="0.21557475">
            <text:p>0.21557475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randomForest.Importance</text:p>
          </table:table-cell>
          <table:table-cell office:value-type="string">
            <text:p>platform</text:p>
          </table:table-cell>
          <table:table-cell office:value-type="string">
            <text:p>VisitNumberGroup</text:p>
          </table:table-cell>
          <table:table-cell office:value-type="string">
            <text:p>isFeedCar</text:p>
          </table:table-cell>
          <table:table-cell office:value-type="string">
            <text:p>AccumAvgTimeonSite</text:p>
          </table:table-cell>
          <table:table-cell office:value-type="string">
            <text:p>isFeedNadlan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 office:value-type="float" office:value="86.117999">
            <text:p>86.117999</text:p>
          </table:table-cell>
          <table:table-cell office:value-type="float" office:value="77.700849">
            <text:p>77.700849</text:p>
          </table:table-cell>
          <table:table-cell office:value-type="float" office:value="74.773905">
            <text:p>74.773905</text:p>
          </table:table-cell>
          <table:table-cell office:value-type="float" office:value="73.178441">
            <text:p>73.178441</text:p>
          </table:table-cell>
          <table:table-cell office:value-type="float" office:value="73.128164">
            <text:p>73.128164</text:p>
          </table:table-cell>
          <table:table-cell table:style-name="ce10"/>
        </table:table-row>
        <table:table-row table:style-name="ro1" table:number-rows-repeated="2">
          <table:table-cell table:number-columns-repeated="2"/>
          <table:table-cell table:style-name="Default" table:number-columns-repeated="7"/>
        </table:table-row>
        <table:table-row table:style-name="ro6">
          <table:table-cell table:number-columns-repeated="2"/>
          <table:table-cell table:style-name="Default" table:number-columns-repeated="4"/>
          <table:table-cell table:style-name="ce11" table:number-columns-spanned="2" table:number-rows-spanned="1"/>
          <table:covered-table-cell table:style-name="Default"/>
          <table:table-cell table:style-name="Default"/>
        </table:table-row>
      </table:table>
      <table:table table:name="Balanced_both" table:style-name="ta1" table:print="false">
        <table:table-column table:style-name="co1" table:number-columns-repeated="3" table:default-cell-style-name="Default"/>
        <table:table-column table:style-name="co9" table:default-cell-style-name="ce2"/>
        <table:table-column table:style-name="co15" table:default-cell-style-name="ce2"/>
        <table:table-column table:style-name="co11" table:number-columns-repeated="2" table:default-cell-style-name="ce2"/>
        <table:table-column table:style-name="co16" table:default-cell-style-name="ce2"/>
        <table:table-column table:style-name="co17" table:default-cell-style-name="ce2"/>
        <table:table-row table:style-name="ro1" table:number-rows-repeated="4"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3"/>
          <table:table-cell table:style-name="ce1"/>
          <table:table-cell office:value-type="string">
            <text:p>FI 1</text:p>
          </table:table-cell>
          <table:table-cell office:value-type="string">
            <text:p>FI 2</text:p>
          </table:table-cell>
          <table:table-cell office:value-type="string">
            <text:p>FI 3</text:p>
          </table:table-cell>
          <table:table-cell office:value-type="string">
            <text:p>FI 4</text:p>
          </table:table-cell>
          <table:table-cell office:value-type="string">
            <text:p>FI 5</text:p>
          </table:table-cell>
        </table:table-row>
        <table:table-row table:style-name="ro2">
          <table:table-cell table:number-columns-repeated="3"/>
          <table:table-cell office:value-type="string">
            <text:p>information.gain</text:p>
          </table:table-cell>
          <table:table-cell office:value-type="string">
            <text:p>AccumAvgTimeonSite</text:p>
          </table:table-cell>
          <table:table-cell office:value-type="string">
            <text:p><text:s/>AccumAvgpageviews </text:p>
          </table:table-cell>
          <table:table-cell office:value-type="string">
            <text:p><text:s/>isFeedCar </text:p>
          </table:table-cell>
          <table:table-cell office:value-type="string">
            <text:p><text:s text:c="4"/>platform </text:p>
          </table:table-cell>
          <table:table-cell office:value-type="string">
            <text:p><text:s/>VisitNumberGroup</text:p>
          </table:table-cell>
        </table:table-row>
        <table:table-row table:style-name="ro7">
          <table:table-cell table:number-columns-repeated="4"/>
          <table:table-cell table:style-name="ce12" office:value-type="string">
            <text:p><text:span text:style-name="T2">0.450100719</text:span></text:p>
            <text:p><text:span text:style-name="T3"/></text:p>
          </table:table-cell>
          <table:table-cell table:style-name="ce16" office:value-type="float" office:value="0.218067168">
            <text:p>0.218067168</text:p>
          </table:table-cell>
          <table:table-cell table:style-name="ce16" office:value-type="float" office:value="0.098583514">
            <text:p>0.098583514</text:p>
          </table:table-cell>
          <table:table-cell table:style-name="ce12" office:value-type="float" office:value="0.093172238">
            <text:p>0.093172238</text:p>
          </table:table-cell>
          <table:table-cell table:style-name="ce12" office:value-type="float" office:value="0.083456227">
            <text:p>0.083456227</text:p>
          </table:table-cell>
        </table:table-row>
        <table:table-row table:style-name="ro6">
          <table:table-cell table:number-columns-repeated="4"/>
          <table:table-cell table:style-name="ce13" table:number-columns-spanned="5" table:number-rows-spanned="1"/>
          <table:covered-table-cell table:number-columns-repeated="4" table:style-name="ce13"/>
        </table:table-row>
        <table:table-row table:style-name="ro2">
          <table:table-cell table:number-columns-repeated="3"/>
          <table:table-cell office:value-type="string">
            <text:p>gain.ratio</text:p>
          </table:table-cell>
          <table:table-cell office:value-type="string">
            <text:p>isFeedCar </text:p>
          </table:table-cell>
          <table:table-cell office:value-type="string">
            <text:p><text:s/>platform </text:p>
          </table:table-cell>
          <table:table-cell office:value-type="string">
            <text:p><text:s/>isFeedSecondHand </text:p>
          </table:table-cell>
          <table:table-cell office:value-type="string">
            <text:p><text:s/>campaign </text:p>
          </table:table-cell>
          <table:table-cell office:value-type="string">
            <text:p>AccumAvgTimeonSite</text:p>
          </table:table-cell>
        </table:table-row>
        <table:table-row table:style-name="ro7">
          <table:table-cell table:number-columns-repeated="4"/>
          <table:table-cell table:style-name="ce12" office:value-type="string">
            <text:p><text:span text:style-name="T2">0.242148187</text:span></text:p>
            <text:p><text:span text:style-name="T3"/></text:p>
          </table:table-cell>
          <table:table-cell table:style-name="ce12" office:value-type="float" office:value="0.155429627">
            <text:p>0.155429627</text:p>
          </table:table-cell>
          <table:table-cell table:style-name="ce12" office:value-type="float" office:value="0.082433506">
            <text:p>0.082433506</text:p>
          </table:table-cell>
          <table:table-cell table:style-name="ce12" office:value-type="float" office:value="0.075131397">
            <text:p>0.075131397</text:p>
          </table:table-cell>
          <table:table-cell table:style-name="ce12" office:value-type="float" office:value="0.069878372">
            <text:p>0.069878372</text:p>
          </table:table-cell>
        </table:table-row>
        <table:table-row table:style-name="ro6">
          <table:table-cell table:number-columns-repeated="4"/>
          <table:table-cell table:style-name="ce14" table:number-columns-spanned="5" table:number-rows-spanned="1"/>
          <table:covered-table-cell table:number-columns-repeated="4" table:style-name="ce14"/>
        </table:table-row>
        <table:table-row table:style-name="ro2">
          <table:table-cell table:number-columns-repeated="3"/>
          <table:table-cell office:value-type="string">
            <text:p>weightsChi</text:p>
          </table:table-cell>
          <table:table-cell office:value-type="string">
            <text:p>AccumAvgTimeonSite </text:p>
          </table:table-cell>
          <table:table-cell office:value-type="string">
            <text:p><text:s/>AccumAvgpageviews </text:p>
          </table:table-cell>
          <table:table-cell office:value-type="string">
            <text:p><text:s/>VisitNumberGroup</text:p>
          </table:table-cell>
          <table:table-cell office:value-type="string">
            <text:p><text:s text:c="4"/>platform </text:p>
          </table:table-cell>
          <table:table-cell office:value-type="string">
            <text:p><text:s/>isFeedCar </text:p>
          </table:table-cell>
        </table:table-row>
        <table:table-row table:style-name="ro7">
          <table:table-cell table:number-columns-repeated="4"/>
          <table:table-cell table:style-name="ce15" office:value-type="float" office:value="0.8360662">
            <text:p>0.8360662</text:p>
          </table:table-cell>
          <table:table-cell table:style-name="ce15" office:value-type="float" office:value="0.5942639">
            <text:p>0.5942639</text:p>
          </table:table-cell>
          <table:table-cell table:style-name="ce11" office:value-type="float" office:value="0.3994742">
            <text:p>0.3994742</text:p>
          </table:table-cell>
          <table:table-cell table:style-name="ce15" office:value-type="string">
            <text:p><text:span text:style-name="T2">0.3956546</text:span></text:p>
            <text:p><text:span text:style-name="T3"/></text:p>
          </table:table-cell>
          <table:table-cell table:style-name="ce17" office:value-type="float" office:value="0.3943438">
            <text:p>0.3943438</text:p>
          </table:table-cell>
        </table:table-row>
        <table:table-row table:style-name="ro1">
          <table:table-cell table:number-columns-repeated="4"/>
          <table:table-cell table:style-name="ce1" table:number-columns-spanned="5" table:number-rows-spanned="1"/>
          <table:covered-table-cell table:style-name="ce1"/>
          <table:covered-table-cell table:number-columns-repeated="3"/>
        </table:table-row>
        <table:table-row table:style-name="ro1">
          <table:table-cell table:number-columns-repeated="3"/>
          <table:table-cell office:value-type="string">
            <text:p>randomForest.Importance</text:p>
          </table:table-cell>
          <table:table-cell table:number-columns-repeated="5"/>
        </table:table-row>
      </table:table>
      <table:table table:name="Balanced_under" table:style-name="ta1" table:print="false">
        <table:table-column table:style-name="co1" table:number-columns-repeated="2" table:default-cell-style-name="Default"/>
        <table:table-column table:style-name="co18" table:default-cell-style-name="Default"/>
        <table:table-column table:style-name="co10" table:default-cell-style-name="ce2"/>
        <table:table-column table:style-name="co10" table:default-cell-style-name="ce3"/>
        <table:table-column table:style-name="co19" table:number-columns-repeated="2" table:default-cell-style-name="ce3"/>
        <table:table-column table:style-name="co11" table:default-cell-style-name="ce3"/>
        <table:table-column table:style-name="co20" table:default-cell-style-name="ce3"/>
        <table:table-column table:style-name="co1" table:number-columns-repeated="4" table:default-cell-style-name="Default"/>
        <table:table-row table:style-name="ro1" table:number-rows-repeated="2">
          <table:table-cell table:number-columns-repeated="3"/>
          <table:table-cell table:style-name="Default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Default" table:number-columns-repeated="3"/>
          <table:table-cell table:style-name="Default" office:value-type="string">
            <text:p><text:s/>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3"/>
          <table:table-cell table:style-name="Default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"/>
          <table:table-cell table:style-name="ce2" office:value-type="string">
            <text:p>FI 1</text:p>
          </table:table-cell>
          <table:table-cell table:style-name="ce2" office:value-type="string">
            <text:p>FI 2</text:p>
          </table:table-cell>
          <table:table-cell table:style-name="ce2" office:value-type="string">
            <text:p>FI 3</text:p>
          </table:table-cell>
          <table:table-cell table:style-name="ce2" office:value-type="string">
            <text:p>FI 4</text:p>
          </table:table-cell>
          <table:table-cell table:style-name="ce2" office:value-type="string">
            <text:p>FI 5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information.gain</text:p>
          </table:table-cell>
          <table:table-cell table:style-name="ce2" office:value-type="string">
            <text:p>platform </text:p>
          </table:table-cell>
          <table:table-cell table:style-name="ce2" office:value-type="string">
            <text:p><text:s/>isFeedCar </text:p>
          </table:table-cell>
          <table:table-cell table:style-name="ce2" office:value-type="string">
            <text:p><text:s/>VisitNumberGroup </text:p>
          </table:table-cell>
          <table:table-cell table:style-name="ce2" office:value-type="string">
            <text:p><text:s/>AccumAvgpageviews </text:p>
          </table:table-cell>
          <table:table-cell table:style-name="ce2" office:value-type="string">
            <text:p><text:s text:c="4"/>AccumAvgTimeonSite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0.101668" office:value-type="float" office:value="0.101668">
            <text:p>0.102</text:p>
          </table:table-cell>
          <table:table-cell table:formula="of:=0.0959232" office:value-type="float" office:value="0.0959232">
            <text:p>0.096</text:p>
          </table:table-cell>
          <table:table-cell table:formula="of:=0.0900316" office:value-type="float" office:value="0.0900316">
            <text:p>0.090</text:p>
          </table:table-cell>
          <table:table-cell table:formula="of:=0.0772475" office:value-type="float" office:value="0.0772475">
            <text:p>0.077</text:p>
          </table:table-cell>
          <table:table-cell table:formula="of:=0.0374467" office:value-type="float" office:value="0.0374467">
            <text:p>0.037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"/>
          <table:table-cell table:number-columns-repeated="4"/>
          <table:table-cell table:style-name="ce2" table:number-columns-repeated="4"/>
        </table:table-row>
        <table:table-row table:style-name="ro2">
          <table:table-cell table:number-columns-repeated="3"/>
          <table:table-cell office:value-type="string">
            <text:p>gain.ratio</text:p>
          </table:table-cell>
          <table:table-cell table:style-name="ce2" office:value-type="string">
            <text:p><text:s/>isFeedCar </text:p>
          </table:table-cell>
          <table:table-cell office:value-type="string">
            <text:p><text:s/>platform </text:p>
          </table:table-cell>
          <table:table-cell office:value-type="string">
            <text:p><text:s/>AccumAvgTimeonSite </text:p>
          </table:table-cell>
          <table:table-cell office:value-type="string">
            <text:p><text:s/>campaign </text:p>
          </table:table-cell>
          <table:table-cell office:value-type="string">
            <text:p><text:s text:c="4"/>isFeedSecondHand</text:p>
          </table:table-cell>
          <table:table-cell table:style-name="ce2" table:number-columns-repeated="4"/>
        </table:table-row>
        <table:table-row table:style-name="ro1">
          <table:table-cell table:number-columns-repeated="4"/>
          <table:table-cell office:value-type="float" office:value="0.238774">
            <text:p>0.239</text:p>
          </table:table-cell>
          <table:table-cell table:formula="of:=0.162862" office:value-type="float" office:value="0.162862">
            <text:p>0.163</text:p>
          </table:table-cell>
          <table:table-cell table:formula="of:=0.0937797" office:value-type="float" office:value="0.0937797">
            <text:p>0.094</text:p>
          </table:table-cell>
          <table:table-cell table:formula="of:=0.0767281" office:value-type="float" office:value="0.0767281">
            <text:p>0.077</text:p>
          </table:table-cell>
          <table:table-cell table:formula="of:= 0.0701419" office:value-type="float" office:value="0.0701419">
            <text:p>0.070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2">
          <table:table-cell table:number-columns-repeated="3"/>
          <table:table-cell office:value-type="string">
            <text:p>weightsChi</text:p>
          </table:table-cell>
          <table:table-cell office:value-type="string">
            <text:p>VisitNumberGroup </text:p>
          </table:table-cell>
          <table:table-cell office:value-type="string">
            <text:p><text:s/>platform </text:p>
          </table:table-cell>
          <table:table-cell office:value-type="string">
            <text:p><text:s/>isFeedCar </text:p>
          </table:table-cell>
          <table:table-cell office:value-type="string">
            <text:p><text:s/>AccumAvgpageviews </text:p>
          </table:table-cell>
          <table:table-cell office:value-type="string">
            <text:p><text:s text:c="4"/>AccumAvgTimeonSit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41448101">
            <text:p>0.414</text:p>
          </table:table-cell>
          <table:table-cell table:style-name="ce18" table:formula="of:=0.41405942" office:value-type="float" office:value="0.41405942">
            <text:p>0.414</text:p>
          </table:table-cell>
          <table:table-cell table:style-name="ce18" table:formula="of:=0.38900097" office:value-type="float" office:value="0.38900097">
            <text:p>0.389</text:p>
          </table:table-cell>
          <table:table-cell office:value-type="float" office:value="0.37847677">
            <text:p>0.378</text:p>
          </table:table-cell>
          <table:table-cell office:value-type="float" office:value="0.26359073">
            <text:p>0.264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" table:number-columns-spanned="5" table:number-rows-spanned="1"/>
          <table:covered-table-cell table:style-name="ce1"/>
          <table:covered-table-cell table:number-columns-repeated="3" table:style-name="ce2"/>
          <table:table-cell table:number-columns-repeated="4"/>
        </table:table-row>
      </table:table>
      <table:table table:name="Summary" table:style-name="ta1" table:print="false">
        <table:table-column table:style-name="co1" table:number-columns-repeated="2" table:default-cell-style-name="Default"/>
        <table:table-column table:style-name="co21" table:default-cell-style-name="ce21"/>
        <table:table-column table:style-name="co22" table:default-cell-style-name="ce21"/>
        <table:table-column table:style-name="co22" table:default-cell-style-name="Default"/>
        <table:table-column table:style-name="co18" table:default-cell-style-name="ce2"/>
        <table:table-column table:style-name="co23" table:default-cell-style-name="ce2"/>
        <table:table-column table:style-name="co12" table:default-cell-style-name="ce28"/>
        <table:table-column table:style-name="co24" table:default-cell-style-name="ce2"/>
        <table:table-column table:style-name="co25" table:default-cell-style-name="ce3"/>
        <table:table-column table:style-name="co19" table:default-cell-style-name="ce2"/>
        <table:table-column table:style-name="co26" table:default-cell-style-name="ce3"/>
        <table:table-column table:style-name="co11" table:default-cell-style-name="ce2"/>
        <table:table-column table:style-name="co27" table:default-cell-style-name="ce3"/>
        <table:table-column table:style-name="co13" table:default-cell-style-name="ce2"/>
        <table:table-column table:style-name="co27" table:default-cell-style-name="ce3"/>
        <table:table-row table:style-name="ro1" table:number-rows-repeated="3">
          <table:table-cell table:number-columns-repeated="2"/>
          <table:table-cell table:style-name="Default" table:number-columns-repeated="2"/>
          <table:table-cell/>
          <table:table-cell table:style-name="Default" table:number-columns-repeated="11"/>
        </table:table-row>
        <table:table-row table:style-name="ro1">
          <table:table-cell table:number-columns-repeated="2"/>
          <table:table-cell table:style-name="ce19" office:value-type="string">
            <text:p>Data Balanced Method</text:p>
          </table:table-cell>
          <table:table-cell table:style-name="ce19" table:number-columns-repeated="2"/>
          <table:table-cell table:style-name="ce26" office:value-type="string">
            <text:p>FI Method</text:p>
          </table:table-cell>
          <table:table-cell table:style-name="ce19" office:value-type="string">
            <text:p>FI 1</text:p>
          </table:table-cell>
          <table:table-cell table:style-name="ce19" office:value-type="string">
            <text:p>FI Score</text:p>
          </table:table-cell>
          <table:table-cell table:style-name="ce19" office:value-type="string">
            <text:p>FI 2</text:p>
          </table:table-cell>
          <table:table-cell table:style-name="ce19" office:value-type="string">
            <text:p>FI2 Score</text:p>
          </table:table-cell>
          <table:table-cell table:style-name="ce19" office:value-type="string">
            <text:p>FI 3</text:p>
          </table:table-cell>
          <table:table-cell table:style-name="ce19" office:value-type="string">
            <text:p>Fi 3 Score</text:p>
          </table:table-cell>
          <table:table-cell table:style-name="ce19" office:value-type="string">
            <text:p>FI 4</text:p>
          </table:table-cell>
          <table:table-cell table:style-name="ce19" office:value-type="string">
            <text:p>FI 4 Score</text:p>
          </table:table-cell>
          <table:table-cell table:style-name="ce19" office:value-type="string">
            <text:p>FI 5</text:p>
          </table:table-cell>
          <table:table-cell table:style-name="ce26" office:value-type="string">
            <text:p>FI 5 Score</text:p>
          </table:table-cell>
        </table:table-row>
        <table:table-row table:style-name="ro1">
          <table:table-cell table:number-columns-repeated="2"/>
          <table:table-cell table:style-name="ce20" office:value-type="string" table:number-columns-spanned="1" table:number-rows-spanned="3">
            <text:p>Balanced Both</text:p>
            <text:p/>
          </table:table-cell>
          <table:table-cell table:style-name="ce22" office:value-type="string" table:number-columns-spanned="1" table:number-rows-spanned="9">
            <text:p>SUCCESS=772</text:p>
            <text:p><text:span text:style-name="T1"><text:s/></text:span><text:span text:style-name="T1">FAILURES=500,000</text:span></text:p>
          </table:table-cell>
          <table:table-cell table:style-name="ce23" office:value-type="string">
            <text:p><text:s/>N=500,000</text:p>
          </table:table-cell>
          <table:table-cell office:value-type="string">
            <text:p>information.gain</text:p>
          </table:table-cell>
          <table:table-cell table:formula="of:=[Balanced_both.$E$6]" office:value-type="string" office:string-value="AccumAvgTimeonSite">
            <text:p>AccumAvgTimeonSite</text:p>
          </table:table-cell>
          <table:table-cell table:style-name="ce27" office:value-type="float" office:value="0.45">
            <text:p>0.45</text:p>
          </table:table-cell>
          <table:table-cell table:formula="of:=[Balanced_both.$F$6]" office:value-type="string" office:string-value=" AccumAvgpageviews ">
            <text:p><text:s/>AccumAvgpageviews </text:p>
          </table:table-cell>
          <table:table-cell table:formula="of:=[Balanced_both.$F$7]" office:value-type="float" office:value="0.218067168">
            <text:p>0.218</text:p>
          </table:table-cell>
          <table:table-cell table:formula="of:=[Balanced_both.$G$6]" office:value-type="string" office:string-value=" isFeedCar ">
            <text:p><text:s/>isFeedCar </text:p>
          </table:table-cell>
          <table:table-cell table:formula="of:=[Balanced_both.$G$7]" office:value-type="float" office:value="0.098583514">
            <text:p>0.099</text:p>
          </table:table-cell>
          <table:table-cell table:formula="of:=[Balanced_both.$H$6]" office:value-type="string" office:string-value="    platform ">
            <text:p><text:s text:c="4"/>platform </text:p>
          </table:table-cell>
          <table:table-cell table:formula="of:=[Balanced_both.$H$7]" office:value-type="float" office:value="0.093172238">
            <text:p>0.093</text:p>
          </table:table-cell>
          <table:table-cell table:formula="of:=[Balanced_both.$I$6]" office:value-type="string" office:string-value=" VisitNumberGroup">
            <text:p><text:s/>VisitNumberGroup</text:p>
          </table:table-cell>
          <table:table-cell table:formula="of:=[Balanced_both.$I$7]" office:value-type="float" office:value="0.083456227">
            <text:p>0.083</text:p>
          </table:table-cell>
        </table:table-row>
        <table:table-row table:style-name="ro1">
          <table:table-cell table:number-columns-repeated="2"/>
          <table:covered-table-cell table:number-columns-repeated="2" table:style-name="ce20"/>
          <table:table-cell table:style-name="ce24" office:value-type="string">
            <text:p><text:s/>SUCCESS=249536 </text:p>
          </table:table-cell>
          <table:table-cell office:value-type="string">
            <text:p>gain.ratio</text:p>
          </table:table-cell>
          <table:table-cell table:formula="of:=[Balanced_both.$E$9]" office:value-type="string" office:string-value="isFeedCar ">
            <text:p>isFeedCar </text:p>
          </table:table-cell>
          <table:table-cell office:value-type="float" office:value="0.24">
            <text:p>0.240</text:p>
          </table:table-cell>
          <table:table-cell table:formula="of:=[Balanced_both.$F$9]" office:value-type="string" office:string-value=" platform ">
            <text:p><text:s/>platform </text:p>
          </table:table-cell>
          <table:table-cell table:formula="of:=[Balanced_both.$F$10]" office:value-type="float" office:value="0.155429627">
            <text:p>0.155</text:p>
          </table:table-cell>
          <table:table-cell table:formula="of:=[Balanced_both.$G$9]" office:value-type="string" office:string-value=" isFeedSecondHand ">
            <text:p><text:s/>isFeedSecondHand </text:p>
          </table:table-cell>
          <table:table-cell table:formula="of:=[Balanced_both.$G$10]" office:value-type="float" office:value="0.082433506">
            <text:p>0.082</text:p>
          </table:table-cell>
          <table:table-cell table:formula="of:=[Balanced_both.$H$9]" office:value-type="string" office:string-value=" campaign ">
            <text:p><text:s/>campaign </text:p>
          </table:table-cell>
          <table:table-cell table:formula="of:=[Balanced_both.$H$10]" office:value-type="float" office:value="0.075131397">
            <text:p>0.075</text:p>
          </table:table-cell>
          <table:table-cell table:formula="of:=[Balanced_both.$I$9]" office:value-type="string" office:string-value="AccumAvgTimeonSite">
            <text:p>AccumAvgTimeonSite</text:p>
          </table:table-cell>
          <table:table-cell table:formula="of:=[Balanced_both.$I$10]" office:value-type="float" office:value="0.069878372">
            <text:p>0.070</text:p>
          </table:table-cell>
        </table:table-row>
        <table:table-row table:style-name="ro1">
          <table:table-cell table:number-columns-repeated="2"/>
          <table:covered-table-cell table:number-columns-repeated="2" table:style-name="ce20"/>
          <table:table-cell table:style-name="ce25" office:value-type="string">
            <text:p>FAILURE=249297</text:p>
          </table:table-cell>
          <table:table-cell office:value-type="string">
            <text:p>weightsChi</text:p>
          </table:table-cell>
          <table:table-cell table:formula="of:=[Balanced_both.$E$12]" office:value-type="string" office:string-value="AccumAvgTimeonSite ">
            <text:p>AccumAvgTimeonSite </text:p>
          </table:table-cell>
          <table:table-cell table:formula="of:=[Balanced_both.$E$13]" office:value-type="float" office:value="0.8360662">
            <text:p>0.836</text:p>
          </table:table-cell>
          <table:table-cell table:formula="of:=[Balanced_both.$F$12]" office:value-type="string" office:string-value=" AccumAvgpageviews ">
            <text:p><text:s/>AccumAvgpageviews </text:p>
          </table:table-cell>
          <table:table-cell table:formula="of:=[Balanced_both.$F$13]" office:value-type="float" office:value="0.5942639">
            <text:p>0.594</text:p>
          </table:table-cell>
          <table:table-cell table:formula="of:=[Balanced_both.$G$12]" office:value-type="string" office:string-value=" VisitNumberGroup">
            <text:p><text:s/>VisitNumberGroup</text:p>
          </table:table-cell>
          <table:table-cell table:formula="of:=[Balanced_both.$G$13]" office:value-type="float" office:value="0.3994742">
            <text:p>0.399</text:p>
          </table:table-cell>
          <table:table-cell table:formula="of:=[Balanced_both.$H$12]" office:value-type="string" office:string-value="    platform ">
            <text:p><text:s text:c="4"/>platform </text:p>
          </table:table-cell>
          <table:table-cell office:value-type="float" office:value="0.395">
            <text:p>0.395</text:p>
          </table:table-cell>
          <table:table-cell table:formula="of:=[Balanced_both.$I$12]" office:value-type="string" office:string-value=" isFeedCar ">
            <text:p><text:s/>isFeedCar </text:p>
          </table:table-cell>
          <table:table-cell table:formula="of:=[Balanced_both.$I$13]" office:value-type="float" office:value="0.3943438">
            <text:p>0.394</text:p>
          </table:table-cell>
        </table:table-row>
        <table:table-row table:style-name="ro1">
          <table:table-cell table:number-columns-repeated="2"/>
          <table:table-cell office:value-type="string" table:number-columns-spanned="1" table:number-rows-spanned="3">
            <text:p>Balanced Under</text:p>
          </table:table-cell>
          <table:covered-table-cell/>
          <table:table-cell table:style-name="ce23" office:value-type="string">
            <text:p><text:s text:c="2"/>N=1544 </text:p>
          </table:table-cell>
          <table:table-cell office:value-type="string">
            <text:p>information.gain</text:p>
          </table:table-cell>
          <table:table-cell table:formula="of:=[Balanced_under.$E$6]" office:value-type="string" office:string-value="platform ">
            <text:p>platform </text:p>
          </table:table-cell>
          <table:table-cell table:formula="of:=[Balanced_under.$E$7]" office:value-type="float" office:value="0.101668">
            <text:p>0.102</text:p>
          </table:table-cell>
          <table:table-cell table:formula="of:=[Balanced_under.$F$6]" office:value-type="string" office:string-value=" isFeedCar ">
            <text:p><text:s/>isFeedCar </text:p>
          </table:table-cell>
          <table:table-cell table:formula="of:=[Balanced_under.$F$7]" office:value-type="float" office:value="0.0959232">
            <text:p>0.096</text:p>
          </table:table-cell>
          <table:table-cell table:formula="of:=[Balanced_under.$G$6]" office:value-type="string" office:string-value=" VisitNumberGroup ">
            <text:p><text:s/>VisitNumberGroup </text:p>
          </table:table-cell>
          <table:table-cell table:formula="of:=[Balanced_under.$G$7]" office:value-type="float" office:value="0.0900316">
            <text:p>0.090</text:p>
          </table:table-cell>
          <table:table-cell table:formula="of:=[Balanced_under.$H$6]" office:value-type="string" office:string-value=" AccumAvgpageviews ">
            <text:p><text:s/>AccumAvgpageviews </text:p>
          </table:table-cell>
          <table:table-cell table:formula="of:=[Balanced_under.$H$7]" office:value-type="float" office:value="0.0772475">
            <text:p>0.077</text:p>
          </table:table-cell>
          <table:table-cell table:formula="of:=[Balanced_under.$I$6]" office:value-type="string" office:string-value="    AccumAvgTimeonSite">
            <text:p><text:s text:c="4"/>AccumAvgTimeonSite</text:p>
          </table:table-cell>
          <table:table-cell table:formula="of:=[Balanced_under.$I$7]" office:value-type="float" office:value="0.0374467">
            <text:p>0.037</text:p>
          </table:table-cell>
        </table:table-row>
        <table:table-row table:style-name="ro1">
          <table:table-cell table:number-columns-repeated="2"/>
          <table:covered-table-cell table:number-columns-repeated="2"/>
          <table:table-cell table:style-name="ce21" office:value-type="string">
            <text:p>SUCCESS=772 </text:p>
          </table:table-cell>
          <table:table-cell office:value-type="string">
            <text:p>gain.ratio</text:p>
          </table:table-cell>
          <table:table-cell table:formula="of:=[Balanced_under.$E$9]" office:value-type="string" office:string-value=" isFeedCar ">
            <text:p><text:s/>isFeedCar </text:p>
          </table:table-cell>
          <table:table-cell table:formula="of:=[Balanced_under.$E$10]" office:value-type="float" office:value="0.238774">
            <text:p>0.239</text:p>
          </table:table-cell>
          <table:table-cell table:formula="of:=[Balanced_under.$F$9]" office:value-type="string" office:string-value=" platform ">
            <text:p><text:s/>platform </text:p>
          </table:table-cell>
          <table:table-cell table:formula="of:=[Balanced_under.$F$10]" office:value-type="float" office:value="0.162862">
            <text:p>0.163</text:p>
          </table:table-cell>
          <table:table-cell table:formula="of:=[Balanced_under.$G$9]" office:value-type="string" office:string-value=" AccumAvgTimeonSite ">
            <text:p><text:s/>AccumAvgTimeonSite </text:p>
          </table:table-cell>
          <table:table-cell table:formula="of:=[Balanced_under.$G$10]" office:value-type="float" office:value="0.0937797">
            <text:p>0.094</text:p>
          </table:table-cell>
          <table:table-cell table:formula="of:=[Balanced_under.$H$9]" office:value-type="string" office:string-value=" campaign ">
            <text:p><text:s/>campaign </text:p>
          </table:table-cell>
          <table:table-cell table:formula="of:=[Balanced_under.$H$10]" office:value-type="float" office:value="0.0767281">
            <text:p>0.077</text:p>
          </table:table-cell>
          <table:table-cell table:formula="of:=[Balanced_under.$I$9]" office:value-type="string" office:string-value="    isFeedSecondHand">
            <text:p><text:s text:c="4"/>isFeedSecondHand</text:p>
          </table:table-cell>
          <table:table-cell table:formula="of:=[Balanced_under.$I$10]" office:value-type="float" office:value="0.0701419">
            <text:p>0.070</text:p>
          </table:table-cell>
        </table:table-row>
        <table:table-row table:style-name="ro1">
          <table:table-cell table:number-columns-repeated="2"/>
          <table:covered-table-cell table:number-columns-repeated="2"/>
          <table:table-cell table:style-name="ce21" office:value-type="string">
            <text:p>FAILURE = 772</text:p>
          </table:table-cell>
          <table:table-cell office:value-type="string">
            <text:p>weightsChi</text:p>
          </table:table-cell>
          <table:table-cell table:formula="of:=[Balanced_under.$E$12]" office:value-type="string" office:string-value="VisitNumberGroup ">
            <text:p>VisitNumberGroup </text:p>
          </table:table-cell>
          <table:table-cell table:formula="of:=[Balanced_under.$E$13]" office:value-type="float" office:value="0.41448101">
            <text:p>0.414</text:p>
          </table:table-cell>
          <table:table-cell table:formula="of:=[Balanced_under.$F$9]" office:value-type="string" office:string-value=" platform ">
            <text:p><text:s/>platform </text:p>
          </table:table-cell>
          <table:table-cell table:formula="of:=[Balanced_under.$F$13]" office:value-type="float" office:value="0.41405942">
            <text:p>0.414</text:p>
          </table:table-cell>
          <table:table-cell table:formula="of:=[Balanced_under.$G$12]" office:value-type="string" office:string-value=" isFeedCar ">
            <text:p><text:s/>isFeedCar </text:p>
          </table:table-cell>
          <table:table-cell table:formula="of:=[Balanced_under.$G$13]" office:value-type="float" office:value="0.38900097">
            <text:p>0.389</text:p>
          </table:table-cell>
          <table:table-cell table:formula="of:=[Balanced_under.$H$12]" office:value-type="string" office:string-value=" AccumAvgpageviews ">
            <text:p><text:s/>AccumAvgpageviews </text:p>
          </table:table-cell>
          <table:table-cell table:formula="of:=[Balanced_under.$H$13]" office:value-type="float" office:value="0.37847677">
            <text:p>0.378</text:p>
          </table:table-cell>
          <table:table-cell table:formula="of:=[Balanced_under.$I$12]" office:value-type="string" office:string-value="    AccumAvgTimeonSite">
            <text:p><text:s text:c="4"/>AccumAvgTimeonSite</text:p>
          </table:table-cell>
          <table:table-cell table:formula="of:=[Balanced_under.$I$13]" office:value-type="float" office:value="0.26359073">
            <text:p>0.264</text:p>
          </table:table-cell>
        </table:table-row>
        <table:table-row table:style-name="ro1">
          <table:table-cell table:number-columns-repeated="2"/>
          <table:table-cell office:value-type="string" table:number-columns-spanned="1" table:number-rows-spanned="3">
            <text:p>Balanced Over</text:p>
          </table:table-cell>
          <table:covered-table-cell/>
          <table:table-cell table:style-name="ce20" office:value-type="string">
            <text:p><text:s text:c="2"/>N=1,000,000</text:p>
          </table:table-cell>
          <table:table-cell office:value-type="string">
            <text:p>information.gain</text:p>
          </table:table-cell>
          <table:table-cell table:formula="of:=[Balanced_over.$E$6]" office:value-type="string" office:string-value="AccumAvgTimeonSite">
            <text:p>AccumAvgTimeonSite</text:p>
          </table:table-cell>
          <table:table-cell table:formula="of:=[Balanced_over.$E$7]" office:value-type="float" office:value="0.357666542">
            <text:p>0.358</text:p>
          </table:table-cell>
          <table:table-cell table:formula="of:=[Balanced_over.$F$6]" office:value-type="string" office:string-value=" AccumAvgpageviews ">
            <text:p><text:s/>AccumAvgpageviews </text:p>
          </table:table-cell>
          <table:table-cell table:formula="of:=[Balanced_over.$F$7]" office:value-type="float" office:value="0.174103352">
            <text:p>0.174</text:p>
          </table:table-cell>
          <table:table-cell table:formula="of:=[Balanced_over.$G$6]" office:value-type="string" office:string-value=" isFeedCar ">
            <text:p><text:s/>isFeedCar </text:p>
          </table:table-cell>
          <table:table-cell table:formula="of:=[Balanced_over.$G$7]" office:value-type="float" office:value="0.079484214">
            <text:p>0.079</text:p>
          </table:table-cell>
          <table:table-cell table:formula="of:=[Balanced_over.$H$6]" office:value-type="string" office:string-value="    platform ">
            <text:p><text:s text:c="4"/>platform </text:p>
          </table:table-cell>
          <table:table-cell table:formula="of:=[Balanced_over.$H$7]" office:value-type="float" office:value="0.075558989">
            <text:p>0.076</text:p>
          </table:table-cell>
          <table:table-cell table:formula="of:=[Balanced_over.$I$6]" office:value-type="string" office:string-value=" VisitNumberGroup">
            <text:p><text:s/>VisitNumberGroup</text:p>
          </table:table-cell>
          <table:table-cell table:formula="of:=[Balanced_over.$I$7]" office:value-type="float" office:value="0.068775195">
            <text:p>0.069</text:p>
          </table:table-cell>
        </table:table-row>
        <table:table-row table:style-name="ro1">
          <table:table-cell table:number-columns-repeated="2"/>
          <table:covered-table-cell table:number-columns-repeated="2"/>
          <table:table-cell table:style-name="ce21" office:value-type="string">
            <text:p>SUCCESS=501923 </text:p>
          </table:table-cell>
          <table:table-cell office:value-type="string">
            <text:p>gain.ratio</text:p>
          </table:table-cell>
          <table:table-cell table:formula="of:=[Balanced_over.$E$9]" office:value-type="string" office:string-value="isFeedCar ">
            <text:p>isFeedCar </text:p>
          </table:table-cell>
          <table:table-cell table:formula="of:=[Balanced_over.$E$10]" office:value-type="float" office:value="0.195474064">
            <text:p>0.195</text:p>
          </table:table-cell>
          <table:table-cell table:formula="of:=[Balanced_over.$F$9]" office:value-type="string" office:string-value=" platform ">
            <text:p><text:s/>platform </text:p>
          </table:table-cell>
          <table:table-cell table:formula="of:=[Balanced_over.$F$10]" office:value-type="float" office:value="0.126393553">
            <text:p>0.126</text:p>
          </table:table-cell>
          <table:table-cell table:formula="of:=[Balanced_over.$G$9]" office:value-type="string" office:string-value=" isFeedSecondHand ">
            <text:p><text:s/>isFeedSecondHand </text:p>
          </table:table-cell>
          <table:table-cell table:formula="of:=[Balanced_over.$G$10]" office:value-type="float" office:value="0.067779176">
            <text:p>0.068</text:p>
          </table:table-cell>
          <table:table-cell table:formula="of:=[Balanced_over.$H$9]" office:value-type="string" office:string-value=" campaign ">
            <text:p><text:s/>campaign </text:p>
          </table:table-cell>
          <table:table-cell table:formula="of:=[Balanced_over.$H$10]" office:value-type="float" office:value="0.062400218">
            <text:p>0.062</text:p>
          </table:table-cell>
          <table:table-cell table:formula="of:=[Balanced_over.$I$9]" office:value-type="string" office:string-value="AccumAvgTimeonSite">
            <text:p>AccumAvgTimeonSite</text:p>
          </table:table-cell>
          <table:table-cell table:formula="of:=[Balanced_over.$I$10]" office:value-type="float" office:value="0.055451343">
            <text:p>0.055</text:p>
          </table:table-cell>
        </table:table-row>
        <table:table-row table:style-name="ro1">
          <table:table-cell table:number-columns-repeated="2"/>
          <table:covered-table-cell table:number-columns-repeated="2"/>
          <table:table-cell table:style-name="ce21" office:value-type="string">
            <text:p>FAILURE = 498077</text:p>
          </table:table-cell>
          <table:table-cell office:value-type="string">
            <text:p>weightsChi</text:p>
          </table:table-cell>
          <table:table-cell table:formula="of:=[Balanced_over.$E$12]" office:value-type="string" office:string-value="AccumAvgTimeonSite ">
            <text:p>AccumAvgTimeonSite </text:p>
          </table:table-cell>
          <table:table-cell table:formula="of:=[Balanced_over.$E$13]" office:value-type="float" office:value="0.3733566">
            <text:p>0.373</text:p>
          </table:table-cell>
          <table:table-cell table:formula="of:=[Balanced_over.$F$12]" office:value-type="string" office:string-value=" isFeedCar ">
            <text:p><text:s/>isFeedCar </text:p>
          </table:table-cell>
          <table:table-cell table:formula="of:=[Balanced_over.$F$13]" office:value-type="float" office:value="0.3542017">
            <text:p>0.354</text:p>
          </table:table-cell>
          <table:table-cell table:formula="of:=[Balanced_over.$G$12]" office:value-type="string" office:string-value=" AccumAvgpageviews ">
            <text:p><text:s/>AccumAvgpageviews </text:p>
          </table:table-cell>
          <table:table-cell table:formula="of:=[Balanced_over.$G$13]" office:value-type="float" office:value="0.2658869">
            <text:p>0.266</text:p>
          </table:table-cell>
          <table:table-cell table:formula="of:=[Balanced_over.$H$12]" office:value-type="string" office:string-value="    platform ">
            <text:p><text:s text:c="4"/>platform </text:p>
          </table:table-cell>
          <table:table-cell table:formula="of:=[Balanced_over.$H$13]" office:value-type="float" office:value="0.2050595">
            <text:p>0.205</text:p>
          </table:table-cell>
          <table:table-cell table:formula="of:=[Balanced_over.$I$12]" office:value-type="string" office:string-value=" VisitNumberGroup">
            <text:p><text:s/>VisitNumberGroup</text:p>
          </table:table-cell>
          <table:table-cell table:formula="of:=[Balanced_over.$I$13]" office:value-type="float" office:value="0.1811376">
            <text:p>0.181</text:p>
          </table:table-cell>
        </table:table-row>
      </table:table>
      <table:table table:name="Balanced_over" table:style-name="ta1" table:print="false">
        <table:table-column table:style-name="co1" table:number-columns-repeated="2" table:default-cell-style-name="Default"/>
        <table:table-column table:style-name="co9" table:default-cell-style-name="Default"/>
        <table:table-column table:style-name="co11" table:number-columns-repeated="3" table:default-cell-style-name="ce2"/>
        <table:table-column table:style-name="co13" table:default-cell-style-name="ce2"/>
        <table:table-column table:style-name="co14" table:default-cell-style-name="ce2"/>
        <table:table-column table:style-name="co1" table:default-cell-style-name="ce2"/>
        <table:table-column table:style-name="co1" table:default-cell-style-name="ce1"/>
        <table:table-row table:style-name="ro1" table:number-rows-repeated="4">
          <table:table-cell table:number-columns-repeated="3"/>
          <table:table-cell table:style-name="Default" table:number-columns-repeated="7"/>
        </table:table-row>
        <table:table-row table:style-name="ro1">
          <table:table-cell table:number-columns-repeated="3"/>
          <table:table-cell table:style-name="ce1"/>
          <table:table-cell office:value-type="string">
            <text:p>FI 1</text:p>
          </table:table-cell>
          <table:table-cell office:value-type="string">
            <text:p>FI 2</text:p>
          </table:table-cell>
          <table:table-cell office:value-type="string">
            <text:p>FI 3</text:p>
          </table:table-cell>
          <table:table-cell office:value-type="string">
            <text:p>FI 4</text:p>
          </table:table-cell>
          <table:table-cell office:value-type="string">
            <text:p>FI 5</text:p>
          </table:table-cell>
          <table:table-cell office:value-type="string">
            <text:p>Comments</text:p>
          </table:table-cell>
        </table:table-row>
        <table:table-row table:style-name="ro2">
          <table:table-cell table:number-columns-repeated="3"/>
          <table:table-cell office:value-type="string">
            <text:p>information.gain</text:p>
          </table:table-cell>
          <table:table-cell office:value-type="string">
            <text:p>AccumAvgTimeonSite</text:p>
          </table:table-cell>
          <table:table-cell office:value-type="string">
            <text:p><text:s/>AccumAvgpageviews </text:p>
          </table:table-cell>
          <table:table-cell office:value-type="string">
            <text:p><text:s/>isFeedCar </text:p>
          </table:table-cell>
          <table:table-cell office:value-type="string">
            <text:p><text:s text:c="4"/>platform </text:p>
          </table:table-cell>
          <table:table-cell office:value-type="string">
            <text:p><text:s/>VisitNumberGroup</text:p>
          </table:table-cell>
          <table:table-cell/>
        </table:table-row>
        <table:table-row table:style-name="ro6">
          <table:table-cell table:number-columns-repeated="4"/>
          <table:table-cell table:style-name="ce13" office:value-type="float" office:value="0.357666542">
            <text:p>0.357666542</text:p>
          </table:table-cell>
          <table:table-cell table:style-name="ce13" office:value-type="float" office:value="0.174103352">
            <text:p>0.174103352</text:p>
          </table:table-cell>
          <table:table-cell table:style-name="ce13" office:value-type="float" office:value="0.079484214">
            <text:p>0.079484214</text:p>
          </table:table-cell>
          <table:table-cell table:style-name="ce13" office:value-type="float" office:value="0.075558989">
            <text:p>0.075558989</text:p>
          </table:table-cell>
          <table:table-cell table:style-name="ce13" office:value-type="float" office:value="0.068775195">
            <text:p>0.068775195</text:p>
          </table:table-cell>
          <table:table-cell/>
        </table:table-row>
        <table:table-row table:style-name="ro6">
          <table:table-cell table:number-columns-repeated="4"/>
          <table:table-cell table:style-name="ce13" table:number-columns-spanned="6" table:number-rows-spanned="1"/>
          <table:covered-table-cell table:number-columns-repeated="4" table:style-name="ce13"/>
          <table:covered-table-cell/>
        </table:table-row>
        <table:table-row table:style-name="ro2">
          <table:table-cell table:number-columns-repeated="3"/>
          <table:table-cell office:value-type="string">
            <text:p>gain.ratio</text:p>
          </table:table-cell>
          <table:table-cell office:value-type="string">
            <text:p>isFeedCar </text:p>
          </table:table-cell>
          <table:table-cell office:value-type="string">
            <text:p><text:s/>platform </text:p>
          </table:table-cell>
          <table:table-cell office:value-type="string">
            <text:p><text:s/>isFeedSecondHand </text:p>
          </table:table-cell>
          <table:table-cell office:value-type="string">
            <text:p><text:s/>campaign </text:p>
          </table:table-cell>
          <table:table-cell office:value-type="string">
            <text:p>AccumAvgTimeonSite</text:p>
          </table:table-cell>
          <table:table-cell/>
        </table:table-row>
        <table:table-row table:style-name="ro6">
          <table:table-cell table:number-columns-repeated="4"/>
          <table:table-cell table:style-name="ce13" office:value-type="float" office:value="0.195474064">
            <text:p>0.195474064</text:p>
          </table:table-cell>
          <table:table-cell table:style-name="ce13" office:value-type="float" office:value="0.126393553">
            <text:p>0.126393553</text:p>
          </table:table-cell>
          <table:table-cell table:style-name="ce13" office:value-type="float" office:value="0.067779176">
            <text:p>0.067779176</text:p>
          </table:table-cell>
          <table:table-cell table:style-name="ce13" office:value-type="float" office:value="0.062400218">
            <text:p>0.062400218</text:p>
          </table:table-cell>
          <table:table-cell table:style-name="ce13" office:value-type="float" office:value="0.055451343">
            <text:p>0.055451343</text:p>
          </table:table-cell>
          <table:table-cell/>
        </table:table-row>
        <table:table-row table:style-name="ro6">
          <table:table-cell table:number-columns-repeated="4"/>
          <table:table-cell table:style-name="ce14" table:number-columns-spanned="6" table:number-rows-spanned="1"/>
          <table:covered-table-cell table:number-columns-repeated="4" table:style-name="ce14"/>
          <table:covered-table-cell/>
        </table:table-row>
        <table:table-row table:style-name="ro2">
          <table:table-cell table:number-columns-repeated="3"/>
          <table:table-cell office:value-type="string">
            <text:p>weightsChi</text:p>
          </table:table-cell>
          <table:table-cell office:value-type="string">
            <text:p>AccumAvgTimeonSite </text:p>
          </table:table-cell>
          <table:table-cell office:value-type="string">
            <text:p><text:s/>isFeedCar </text:p>
          </table:table-cell>
          <table:table-cell office:value-type="string">
            <text:p><text:s/>AccumAvgpageviews </text:p>
          </table:table-cell>
          <table:table-cell office:value-type="string">
            <text:p><text:s text:c="4"/>platform </text:p>
          </table:table-cell>
          <table:table-cell office:value-type="string">
            <text:p><text:s/>VisitNumberGroup</text:p>
          </table:table-cell>
          <table:table-cell/>
        </table:table-row>
        <table:table-row table:style-name="ro6">
          <table:table-cell table:number-columns-repeated="4"/>
          <table:table-cell table:style-name="ce14" office:value-type="float" office:value="0.3733566">
            <text:p>0.3733566</text:p>
          </table:table-cell>
          <table:table-cell table:style-name="ce14" office:value-type="float" office:value="0.3542017">
            <text:p>0.3542017</text:p>
          </table:table-cell>
          <table:table-cell table:style-name="ce14" office:value-type="float" office:value="0.2658869">
            <text:p>0.2658869</text:p>
          </table:table-cell>
          <table:table-cell table:style-name="ce14" office:value-type="float" office:value="0.2050595">
            <text:p>0.2050595</text:p>
          </table:table-cell>
          <table:table-cell table:style-name="ce14" office:value-type="float" office:value="0.1811376">
            <text:p>0.1811376</text:p>
          </table:table-cell>
          <table:table-cell/>
        </table:table-row>
        <table:table-row table:style-name="ro1">
          <table:table-cell table:number-columns-repeated="4"/>
          <table:table-cell table:style-name="ce1" table:number-columns-spanned="6" table:number-rows-spanned="1"/>
          <table:covered-table-cell table:style-name="ce1"/>
          <table:covered-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style-name="ce1"/>
          <table:table-cell table:number-columns-repeated="5"/>
          <table:table-cell table:style-name="ce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Helvetica" svg:font-family="Helvetica" style:font-family-generic="swiss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3" number:min-integer-digits="1"/>
    </number:number-style>
    <number:number-style style:name="N117">
      <number:number number:decimal-places="1" number:min-integer-digits="1"/>
    </number:number-style>
    <number:number-style style:name="N16116" number:language="en" number:country="US">
      <number:number number:decimal-places="3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8">03/28/2017</text:date>, <text:time>00:52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she Herskovits</meta:initial-creator>
    <meta:creation-date>2017-03-18T06:26:26</meta:creation-date>
    <dc:date>2017-03-28T00:52:30</dc:date>
    <dc:creator>Moshe Herskovits</dc:creator>
    <meta:editing-duration>P9DT17H36M28S</meta:editing-duration>
    <meta:editing-cycles>4</meta:editing-cycles>
    <meta:generator>OpenOffice/4.1.1$Unix OpenOffice.org_project/411m6$Build-9775</meta:generator>
    <meta:document-statistic meta:table-count="6" meta:cell-count="353" meta:object-count="0"/>
  </office:meta>
</office:document-meta>
</file>